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Helvetica Neue',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Table1" style:family="table">
      <style:table-properties style:width="17.1188in" table:align="left"/>
    </style:style>
    <style:style style:name="Table1.A" style:family="table-column">
      <style:table-column-properties style:column-width="0.8785in"/>
    </style:style>
    <style:style style:name="Table1.B" style:family="table-column">
      <style:table-column-properties style:column-width="0.825in"/>
    </style:style>
    <style:style style:name="Table1.C" style:family="table-column">
      <style:table-column-properties style:column-width="1.3743in"/>
    </style:style>
    <style:style style:name="Table1.D" style:family="table-column">
      <style:table-column-properties style:column-width="0.7778in"/>
    </style:style>
    <style:style style:name="Table1.E" style:family="table-column">
      <style:table-column-properties style:column-width="0.9563in"/>
    </style:style>
    <style:style style:name="Table1.F" style:family="table-column">
      <style:table-column-properties style:column-width="1.1736in"/>
    </style:style>
    <style:style style:name="Table1.G" style:family="table-column">
      <style:table-column-properties style:column-width="1.5576in"/>
    </style:style>
    <style:style style:name="Table1.H" style:family="table-column">
      <style:table-column-properties style:column-width="1.2694in"/>
    </style:style>
    <style:style style:name="Table1.I" style:family="table-column">
      <style:table-column-properties style:column-width="1.2875in"/>
    </style:style>
    <style:style style:name="Table1.J" style:family="table-column">
      <style:table-column-properties style:column-width="1.6208in"/>
    </style:style>
    <style:style style:name="Table1.K" style:family="table-column">
      <style:table-column-properties style:column-width="1.5924in"/>
    </style:style>
    <style:style style:name="Table1.L" style:family="table-column">
      <style:table-column-properties style:column-width="0.8292in"/>
    </style:style>
    <style:style style:name="Table1.M" style:family="table-column">
      <style:table-column-properties style:column-width="0.9354in"/>
    </style:style>
    <style:style style:name="Table1.N" style:family="table-column">
      <style:table-column-properties style:column-width="1.1021in"/>
    </style:style>
    <style:style style:name="Table1.O" style:family="table-column">
      <style:table-column-properties style:column-width="0.9389in"/>
    </style:style>
    <style:style style:name="Table1.A1" style:family="table-cell">
      <style:table-cell-properties style:vertical-align="middle" fo:padding-left="0in" fo:padding-right="0.0194in" fo:padding-top="0in" fo:padding-bottom="0in" fo:border-left="none" fo:border-right="0.05pt solid #ffffff" fo:border-top="none" fo:border-bottom="none"/>
    </style:style>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9.75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9.75pt" fo:letter-spacing="normal" fo:font-style="normal" fo:font-weight="normal" officeooo:rsid="00102b2c" officeooo:paragraph-rsid="00102b2c"/>
    </style:style>
    <style:style style:name="P3"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2d2d2d" loext:opacity="100%" style:font-name="Noto Sans" fo:font-size="9.75pt" fo:letter-spacing="normal" fo:font-style="normal" fo:font-weight="normal" officeooo:rsid="00102b2c" officeooo:paragraph-rsid="00102b2c"/>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Noto Sans"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Noto Sans" fo:font-size="10.5pt" fo:letter-spacing="normal" fo:font-style="normal" fo:font-weight="normal" loext:padding-left="0in" loext:padding-right="0in" loext:padding-top="0.0193in" loext:padding-bottom="0.0193in" loext:border-left="none" loext:border-right="none" loext:border-top="1.5pt solid #ececec" loext:border-bottom="1.5pt solid #ececec"/>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9.75pt" fo:letter-spacing="normal" fo:font-style="normal" fo:font-weight="normal" officeooo:rsid="00102b2c" officeooo:paragraph-rsid="00102b2c"/>
    </style:style>
    <style:style style:name="P8" style:family="paragraph" style:parent-style-name="Standard">
      <style:paragraph-properties fo:margin-top="0in" fo:margin-bottom="0in" style:contextual-spacing="false"/>
      <style:text-properties fo:font-size="2pt" style:font-size-asian="2pt" style:font-size-complex="2pt"/>
    </style:style>
    <style:style style:name="P9" style:family="paragraph" style:parent-style-name="Table_20_Heading">
      <style:paragraph-properties fo:text-align="start" style:justify-single-word="false"/>
      <style:text-properties fo:color="#235a81" loext:opacity="100%" style:text-line-through-style="none" style:text-line-through-type="none" style:text-underline-style="none" style:text-blinking="false"/>
    </style:style>
    <style:style style:name="P10" style:family="paragraph" style:parent-style-name="Table_20_Heading">
      <style:paragraph-properties fo:margin-left="0in" fo:margin-right="0in" fo:text-align="end" style:justify-single-word="false" fo:text-indent="0in" style:auto-text-indent="false"/>
    </style:style>
    <style:style style:name="P11" style:family="paragraph" style:parent-style-name="Table_20_Heading">
      <style:paragraph-properties fo:margin-left="0in" fo:margin-right="0.1043in" fo:text-align="start" style:justify-single-word="false" fo:text-indent="0in" style:auto-text-indent="false"/>
    </style:style>
    <style:style style:name="T1" style:family="text">
      <style:text-properties fo:font-weight="bold"/>
    </style:style>
    <style:style style:name="T2" style:family="text">
      <style:text-properties fo:color="#235a81" loext:opacity="100%" style:text-line-through-style="none" style:text-line-through-type="none" style:text-underline-style="none" fo:font-weight="bold" style:text-blinking="false"/>
    </style:style>
    <style:style style:name="T3" style:family="text">
      <style:text-properties fo:color="#235a81" loext:opacity="100%" style:text-underline-style="solid" style:text-underline-width="auto" style:text-underline-color="font-color"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YPEBQY0mc0qSCnUOQ5b_rlqIbR33j67YtKNLPXU50FbnvEW51kWuRBR2pYX6wU5DUORP4A6iqKMaBfP</text:p>
      <text:p text:style-name="Standard"/>
      <text:p text:style-name="Standard"/>
      <text:p text:style-name="P1">196.201.214.200 196.201.214.206 196.201.213.114 196.201.214.207 196.201.214.208 196.201.213.44 196.201.212.127 196.201.212.128 196.201.212.129 196.201.212.132 196.201.212.136 196.201.212.138 196.201.212.69 196.201.212.74</text:p>
      <text:p text:style-name="P1"/>
      <text:p text:style-name="P1"/>
      <text:p text:style-name="P1"/>
      <text:p text:style-name="P2">portifolio website email: NLucA1C10&amp;pCb8%SsD</text:p>
      <text:p text:style-name="P2"/>
      <text:p text:style-name="P2"/>
      <text:p text:style-name="P2"/>
      <text:h text:style-name="P3" text:outline-level="2"><text:bookmark text:name="jobDescriptionTitle"/>Full Job Description</text:h>
      <text:section text:style-name="Sect1" text:name="jobDescriptionText">
        <text:p text:style-name="P4"><text:span text:style-name="T1">Title:</text:span><text:line-break/>Software Engineer / Web Developer<text:line-break/><text:line-break/>Around here, we define the future. We are a company of innovators, thinkers, creators, explorers, volunteers, and dreamers. But we all share one goal: to improve the world responsibly and safely by supporting the science that informs decision makers and protects Earth.<text:line-break/><text:line-break/>KBR’s Science and Space division is seeking a Software Engineer/Web Developer to support our Technical Support Services Contract (TSSC) at the United States Geological Survey (USGS) Earth Resources Observation &amp; Science (EROS) Center (<text:line-break/><text:line-break/>http://eros.usgs.gov/<text:line-break/><text:line-break/>) near Sioux Falls, SD (<text:line-break/><text:line-break/>http://www.siouxfalls.org<text:line-break/><text:line-break/>).<text:line-break/><text:line-break/>In compliance with the U.S. federal government’s vaccine mandate, only candidates who will be fully vaccinated for COVID-19, or who have a reasonable accommodation or approved medical exception will be considered for this position<text:line-break/><text:line-break/>This position is for an entry to mid-level Software Engineer with a Web Development background to join our talented team in creating exciting, cutting edge web-based mapping tools for Science projects that serve a variety of communities including wildland fire management, drought monitoring, and land cover mapping.<text:line-break/><text:line-break/><text:span text:style-name="T1">RESPONSIBILITIES:</text:span><text:line-break/>Develop and maintain websites and mapping applications for visualizing and distributing geospatial data.<text:line-break/><text:line-break/>Support a diverse array of technologies including, but not limited to PHP, Python, HTML, CSS, JavaScript, and XML.<text:line-break/><text:line-break/>Interact with a skilled web development team that supports the USGS EROS Integrated Science Applications Branch.<text:line-break/><text:soft-page-break/><text:line-break/>REQUIRED<text:line-break/><text:line-break/><text:span text:style-name="T1">EDUCATION/EXPERIENCE:</text:span><text:line-break/>Candidates must meet the requirements listed below to be considered for this position;<text:line-break/><text:line-break/>please note required items on your resume.<text:line-break/><text:line-break/>This position requires the ability to obtain and maintain a national agency check and background investigation after hire to obtain credentials for facility access and user accounts<text:line-break/><text:line-break/>Three years of continuous residency in the US<text:line-break/><text:line-break/><text:span text:style-name="T1">Education:</text:span><text:line-break/>Must minimally hold a Bachelors degree in Software Engineering or Computer Science<text:line-break/><text:line-break/><text:span text:style-name="T1">Years of Experience:</text:span><text:line-break/>Must have minimum 3-5 years of recent and related work experience<text:line-break/><text:line-break/>Excellent interpersonal, organizational, and communication skills<text:line-break/><text:line-break/>Ability to work independently and as part of a team<text:line-break/><text:line-break/>Well versed in software engineering methodology and processes<text:line-break/><text:line-break/>Experience with web design, administration and database-driven applications<text:line-break/><text:line-break/>Experience with PHP, MySQL and HTML/CSS<text:line-break/><text:line-break/>Experience with security concepts<text:line-break/><text:line-break/>Experience with collaboration software<text:line-break/><text:line-break/>Familiarity with Java, Flex and Javascript<text:line-break/><text:line-break/>Familiarity with Python coding<text:line-break/><text:line-break/>Familiarity with Laravel or other frame works<text:line-break/><text:line-break/>Experience and/or Education in lieu of these qualifications will be reviewed for applicability to meet these requirements<text:line-break/><text:line-break/>PREFERRED<text:line-break/><text:line-break/><text:span text:style-name="T1">EDUCATION/EXPERIENCE:</text:span><text:line-break/>Familiarity with requirements and design analysis<text:line-break/><text:line-break/>Experience with testing and configuration management tools such as Git<text:line-break/><text:line-break/>Experience with GIS systems and tools (commercial or open source)<text:line-break/><text:soft-page-break/><text:line-break/>Experience with Open Geospatial Consortium (OGC) Specifications including WMS, WFS, WCS, CS-W<text:line-break/><text:line-break/>Experience with Photoshop or other image editing software<text:line-break/><text:line-break/>Familiarity with spatial data, reference and projection systems<text:line-break/><text:line-break/>WORK LOCATION<text:line-break/><text:line-break/>This position is seated at USGS EROS Center and supports a hybrid remote – onsite schedule.<text:line-break/><text:line-break/><text:span text:style-name="T1">STANDARD KBR REQUIREMENTS:</text:span><text:line-break/>All of KBR’s employee’s must be team players, able to communicate effectively with internal and external customers, able to follow safety and quality policies, able to follow company programs, processes, procedures, practices, requirements, goals, and objectives. In addition, they must also be organized, with good time management skills.<text:line-break/><text:line-break/>INCLUSION AND DIVERSITY AT KBR<text:line-break/><text:line-break/>At KBR, we are passionate about our people, sustainability, and our Zero Harm culture.<text:line-break/><text:line-break/>These inform all that we do and are at the heart of our commitment to and ongoing journey toward being a more inclusive and diverse company. That commitment is central to our team of teams philosophy and fosters an environment of real collaboration across cultures and locations. Our individual differences and perspectives bring enhanced value to our teams and help us develop solutions for the most challenging problems. We understand that by embracing those differences and working together, we are more innovative, more resilient, and safer.<text:line-break/><text:line-break/>In compliance with the U.S. federal government’s vaccine mandate, only candidates who are fully vaccinated for COVID-19 or have a reasonable accommodation or approved medical exception will be considered for this position.<text:line-break/><text:line-break/>KBR is an equal opportunity employer. All qualified applicants will receive consideration for employment without regard to race, color, religion, disability, sex, sexual orientation, gender identity or expression, age, national origin, veteran status, genetic information, union status and/or beliefs, or any other characteristic protected by federal, state, or local law.</text:p>
      </text:section>
      <text:section text:style-name="Sect1" text:name="mosaic-belowFullJobDescription">
        <text:p text:style-name="P6"/>
      </text:section>
      <text:section text:style-name="Sect1" text:name="hiringInsightsSectionRoot">
        <text:p text:style-name="P5"><text:line-break/></text:p>
      </text:section>
      <text:p text:style-name="P2"/>
      <text:p text:style-name="P8"><draw:frame draw:style-name="fr1" draw:name="Frame14" text:anchor-type="char" svg:x="17.5626in" svg:width="0.052in" draw:z-index="13"><draw:text-box fo:min-height="1.6563in"><text:p text:style-name="Text_20_body"/></draw:text-box></draw:frame><draw:frame draw:style-name="fr1" draw:name="Frame13" text:anchor-type="char" svg:x="16.7083in" svg:width="0.052in" draw:z-index="12"><draw:text-box fo:min-height="1.6563in"><text:p text:style-name="Text_20_body"/></draw:text-box></draw:frame><draw:frame draw:style-name="fr1" draw:name="Frame12" text:anchor-type="char" svg:x="15.7083in" svg:width="0.052in" draw:z-index="11"><draw:text-box fo:min-height="1.6563in"><text:p text:style-name="Text_20_body"/></draw:text-box></draw:frame><draw:frame draw:style-name="fr1" draw:name="Frame11" text:anchor-type="char" svg:x="14.8437in" svg:width="0.052in" draw:z-index="10"><draw:text-box fo:min-height="1.6563in"><text:p text:style-name="Text_20_body"/></draw:text-box></draw:frame><draw:frame draw:style-name="fr1" draw:name="Frame10" text:anchor-type="char" svg:x="14.1146in" svg:width="0.052in" draw:z-index="9"><draw:text-box fo:min-height="1.6563in"><text:p text:style-name="Text_20_body"/></draw:text-box></draw:frame><draw:frame draw:style-name="fr1" draw:name="Frame9" text:anchor-type="char" svg:x="12.7398in" svg:width="0.052in" draw:z-index="8"><draw:text-box fo:min-height="1.6563in"><text:p text:style-name="Text_20_body"/></draw:text-box></draw:frame><draw:frame draw:style-name="fr1" draw:name="Frame8" text:anchor-type="char" svg:x="11.2291in" svg:width="0.052in" draw:z-index="7"><draw:text-box fo:min-height="1.6563in"><text:p text:style-name="Text_20_body"/></draw:text-box></draw:frame><draw:frame draw:style-name="fr1" draw:name="Frame7" text:anchor-type="char" svg:x="10.0417in" svg:width="0.052in" draw:z-index="6"><draw:text-box fo:min-height="1.6563in"><text:p text:style-name="Text_20_body"/></draw:text-box></draw:frame><draw:frame draw:style-name="fr1" draw:name="Frame6" text:anchor-type="char" svg:x="8.8957in" svg:width="0.052in" draw:z-index="5"><draw:text-box fo:min-height="1.6563in"><text:p text:style-name="Text_20_body"/></draw:text-box></draw:frame><draw:frame draw:style-name="fr1" draw:name="Frame5" text:anchor-type="char" svg:x="7.3957in" svg:width="0.052in" draw:z-index="4"><draw:text-box fo:min-height="1.6563in"><text:p text:style-name="Text_20_body"/></draw:text-box></draw:frame><draw:frame draw:style-name="fr1" draw:name="Frame4" text:anchor-type="char" svg:x="6.3228in" svg:width="0.052in" draw:z-index="3"><draw:text-box fo:min-height="1.6563in"><text:p text:style-name="Text_20_body"/></draw:text-box></draw:frame><draw:frame draw:style-name="fr1" draw:name="Frame3" text:anchor-type="char" svg:x="5.198in" svg:width="0.052in" draw:z-index="2"><draw:text-box fo:min-height="1.6563in"><text:p text:style-name="Text_20_body"/></draw:text-box></draw:frame><draw:frame draw:style-name="fr1" draw:name="Frame2" text:anchor-type="char" svg:x="4.2291in" svg:width="0.052in" draw:z-index="1"><draw:text-box fo:min-height="1.6563in"><text:p text:style-name="Text_20_body"/></draw:text-box></draw:frame><draw:frame draw:style-name="fr1" draw:name="Frame1" text:anchor-type="char" svg:x="2.9583in" svg:width="0.052in" draw:z-index="0"><draw:text-box fo:min-height="1.6563in"><text:p text:style-name="Text_20_body"/></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9"><draw:a xlink:type="simple" xlink:href="https://root.server-ke171.com:2083/cpsess2253032064/3rdparty/phpMyAdmin/sql.php"><draw:frame draw:style-name="fr2" draw:name="Image1" text:anchor-type="as-char" svg:width="0.8083in" svg:height="0.4146in" draw:z-index="14"><draw:image xlink:href="https://root.server-ke171.com:2083/cpsess2253032064/3rdparty/phpMyAdmin/themes/pmahomme/img/s_fulltext.png" xlink:type="simple" xlink:show="embed" xlink:actuate="onLoad"/><svg:title>Full texts</svg:title></draw:frame></draw:a></text:p>
            </table:table-cell>
            <table:table-cell table:style-name="Table1.A1" office:value-type="string">
              <text:p text:style-name="P10"><text:a xlink:type="simple" xlink:href="https://root.server-ke171.com:2083/cpsess2253032064/3rdparty/phpMyAdmin/sql.php?db=tezripol_jugoma_prime_house&amp;table=mobile_payments&amp;sql_query=SELECT+%2A+FROM+%60mobile_payments%60++%0AORDER+BY+%60mobile_payments%60.%60transLoID%60+ASC&amp;sql_signature=5115b5869095c1cc90f1589286cb79de712eb74f828430016c7ca9ccf24838a2&amp;session_max_rows=25&amp;is_browse_distinct=0" text:style-name="Internet_20_link" text:visited-style-name="Visited_20_Internet_20_Link"><text:span text:style-name="T2">transLoID</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TransactionType%60+ASC&amp;sql_signature=db3ed9d1c56e7279822b71c76538501dffccf34337341c2cafa411b2be005fc8&amp;session_max_rows=25&amp;is_browse_distinct=0" text:style-name="Internet_20_link" text:visited-style-name="Visited_20_Internet_20_Link"><text:span text:style-name="T2">TransactionTyp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TransID%60+ASC&amp;sql_signature=b991d82a1e417fdb1ba077d1a39921d63a33f5f817a4de8a2cd9dcc70db1706f&amp;session_max_rows=25&amp;is_browse_distinct=0" text:style-name="Internet_20_link" text:visited-style-name="Visited_20_Internet_20_Link"><text:span text:style-name="T2">TransID</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TransTime%60+ASC&amp;sql_signature=9d5a5585851d396a6026975a411f941fa63772c82f90a4511461090c60876852&amp;session_max_rows=25&amp;is_browse_distinct=0" text:style-name="Internet_20_link" text:visited-style-name="Visited_20_Internet_20_Link"><text:span text:style-name="T2">TransTim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TransAmount%60+ASC&amp;sql_signature=4783ce73d81ee042711390a573e2158406f7ef135a9124a75a120bb1f0bf9e53&amp;session_max_rows=25&amp;is_browse_distinct=0" text:style-name="Internet_20_link" text:visited-style-name="Visited_20_Internet_20_Link"><text:span text:style-name="T2">TransAmount</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BusinessShortCode%60+ASC&amp;sql_signature=0b8252ceb26fb0efa601aa07112b5a4402aae51de06aa369a7f2e8d475fe7179&amp;session_max_rows=25&amp;is_browse_distinct=0" text:style-name="Internet_20_link" text:visited-style-name="Visited_20_Internet_20_Link"><text:span text:style-name="T2">BusinessShortCod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BillRefNumber%60+ASC&amp;sql_signature=c715b8d43e48f5f9a0b00f3c8b32a311d5b8fc7022c7595060d1dce4b193d508&amp;session_max_rows=25&amp;is_browse_distinct=0" text:style-name="Internet_20_link" text:visited-style-name="Visited_20_Internet_20_Link"><text:span text:style-name="T2">BillRefNumber</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InvoiceNumber%60+ASC&amp;sql_signature=f923a25ea0244a671fa19d075fa454880a691ea8575721f74e6266a74d61bb6f&amp;session_max_rows=25&amp;is_browse_distinct=0" text:style-name="Internet_20_link" text:visited-style-name="Visited_20_Internet_20_Link"><text:span text:style-name="T2">InvoiceNumber</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OrgAccountBalance%60+ASC&amp;sql_signature=2e38ef7b809d8573abee886f0601c628ddea8766924a10dd6b0ce13c33a22ec7&amp;session_max_rows=25&amp;is_browse_distinct=0" text:style-name="Internet_20_link" text:visited-style-name="Visited_20_Internet_20_Link"><text:span text:style-name="T2">OrgAccountBalanc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ThirdPartyTransID%60+ASC&amp;sql_signature=1bf921908d712f862c84a71b6b346cb8c5b1e5e0b4833173c6db9ee6ec7b109d&amp;session_max_rows=25&amp;is_browse_distinct=0" text:style-name="Internet_20_link" text:visited-style-name="Visited_20_Internet_20_Link"><text:span text:style-name="T2">ThirdPartyTransID</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MSISDN%60+ASC&amp;sql_signature=d4d702d782d24b9a2e9b6ec134667906955e31d2ac00526dfb56c7b978ffba13&amp;session_max_rows=25&amp;is_browse_distinct=0" text:style-name="Internet_20_link" text:visited-style-name="Visited_20_Internet_20_Link"><text:span text:style-name="T2">MSISDN</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FirstName%60+ASC&amp;sql_signature=c763677e74fa5a50cf5be35aeac3f61ca147747689251e9e5605b7ff759ea7f1&amp;session_max_rows=25&amp;is_browse_distinct=0" text:style-name="Internet_20_link" text:visited-style-name="Visited_20_Internet_20_Link"><text:span text:style-name="T2">FirstNam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MiddleName%60+ASC&amp;sql_signature=5aa60610a87244d65afec6a1b8d4332ffa37d3b9df5a650e1cecd93f9b214551&amp;session_max_rows=25&amp;is_browse_distinct=0" text:style-name="Internet_20_link" text:visited-style-name="Visited_20_Internet_20_Link"><text:span text:style-name="T2">MiddleName</text:span></text:a></text:p>
            </table:table-cell>
            <table:table-cell table:style-name="Table1.A1" office:value-type="string">
              <text:p text:style-name="P11"><text:a xlink:type="simple" xlink:href="https://root.server-ke171.com:2083/cpsess2253032064/3rdparty/phpMyAdmin/sql.php?db=tezripol_jugoma_prime_house&amp;table=mobile_payments&amp;sql_query=SELECT+%2A+FROM+%60mobile_payments%60++%0AORDER+BY+%60mobile_payments%60.%60LastName%60+ASC&amp;sql_signature=c3fdc58a697644b743ef958cfdc60eb116c7420d77589a627a6c4609951cffa9&amp;session_max_rows=25&amp;is_browse_distinct=0" text:style-name="Internet_20_link" text:visited-style-name="Visited_20_Internet_20_Link"><text:span text:style-name="T3">LastName</text:span></text:a></text:p>
            </table:table-cell>
          </table:table-row>
        </table:table-header-rows>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Helvetica Neue',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3:36:03.333846252</meta:creation-date>
    <dc:date>2022-11-18T09:58:31.708436363</dc:date>
    <meta:editing-duration>PT1H52M41S</meta:editing-duration>
    <meta:editing-cycles>6</meta:editing-cycles>
    <meta:generator>LibreOffice/7.3.6.2$Linux_X86_64 LibreOffice_project/30$Build-2</meta:generator>
    <meta:document-statistic meta:table-count="1" meta:image-count="1" meta:object-count="0" meta:page-count="3" meta:paragraph-count="21" meta:word-count="731" meta:character-count="5453" meta:non-whitespace-character-count="4695"/>
  </office:meta>
</office:document-meta>
</file>